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none"/>
    </style:style>
    <style:style style:name="P4" style:family="paragraph" style:parent-style-name="Standard">
      <style:paragraph-properties fo:line-height="150%"/>
    </style:style>
    <style:style style:name="P5"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act of Yelp Reviews on Businesses: Final Report</text:p>
      <text:p text:style-name="Standard"/>
      <text:p text:style-name="Standard">Lone Team Member: Charles Jacobsen</text:p>
      <text:p text:style-name="Standard"/>
      <text:p text:style-name="P1"/>
      <text:p text:style-name="P4"><text:tab/>It is appropriate to note that motivation is very low. I had initially started out with high hopes that I would be able to find some sort of trend on how initial yelp reviews might launch a business towards success or send it plummeting into ruin. My initial plan was to gather training data consisting of businesses who have at least a 3 year history on yelp, meaning I could take the reviews or check-in's from the first year or two and gauge how those effected the growth of the business. In the end, none of this happened. I try and did not see any real correlation (at least that I was capable of uncovering). I instead changed my focus to seeing if there was an observable correlation between the language used in reviews and the success of the company, which was assumed based on the average reviews and number of reviews. <text:s text:c="2"/></text:p>
      <text:p text:style-name="P2"/>
      <text:p text:style-name="P3"><text:tab/>I wanted to really take in all aspects of the problem but my project compile and start up time rapidly grew to around 10 minutes and error and bug testing became insanely tedious and I quickly lost hope on making something even slightly impressive. I tried to use arrays and hash-tables intelligently to keep the computing time down. <text:s/>I stemmed and split all the review text into hash tables (word-&gt;word count). I thought at first that I could check the cosine similarity of one review against all the other reviews in the training data to try and classify the nature of a review (harmful, beneficial, or neutral for business). I didn't have the processing power to make this happen so I decided on a greedier approach where I conglomerate all the reviews of one business into a single hash table. This was beneficial and also problematic. It sped things up a great deal but it resulted in some accuracy issues. I wanted users to be able to insert a sample text review and receive back a classification of the review as harmful, beneficial, or neutral. Unfortunately, nearly all of these reviews are misclassified as being positive. I think this is because number of reviews was a factor in classifying businesses. The conglomerate hash tables we much less sparse because of the number of reviews, so there was a higher likelihood that a review had high cosine similarity. </text:p>
      <text:p text:style-name="P3"/>
      <text:p text:style-name="P3"><text:soft-page-break/><text:tab/>I used to methods to try and find a predictable relationship between text and business prosperity. Both involved splitting the training data into thirds. These thirds represented prosperous, mediocre, and terrible businesses. I calculated the average cosine similarities between an individual business and each of the three different sections, and then I simply classified the business based on the section that the business shared the highest average similarity with. This, sadly, only had about a 33% classification success rate (just as good as guessing). From here I decided to make a simple decision tree that could use the cosine similarities. It determines the splitting value by finding the value that produces the highest GINI with the training data for each node. It is a bit archaic but it allowed my to get slightly over 50% on my classifications. <text:s text:c="2"/></text:p>
      <text:p text:style-name="P4"/>
      <text:p text:style-name="P4"><text:tab/>In the end I am disappointed in the project. Not only is it underwhelming but I did not find time to make a website. I think my initial hopes were set to high for finding the correlations that I wanted. I do believe that my work shows that there is a connection between a businesses success and the content of the reviews that people give. If not, there is certainly a relationship between the content of a review and the number of stars. I could probably find more meaningful results if I did not rely on something as trivial as review counts and average ratings to determine the well-being of a business. If I had a chance to do it again, I probably would not pick a problem involving language. The misspellings, slang, and miscellaneous combination of ASCII characters most definitely have a negative impact on <text:s/>classification accuracy. I also spent <text:s/>a lot of time building up mountainous data structures which I never even utilized. If I had chosen a more focused task I would have been much better of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act of Yelp Reviews on Businesses: A Project Progress Report</dc:title>
    <meta:initial-creator>Chaz</meta:initial-creator>
    <meta:creation-date>2015-04-02T02:08:00</meta:creation-date>
    <dc:creator>Charles Jacobsen</dc:creator>
    <dc:date>2015-05-05T19:38:15.39</dc:date>
    <meta:editing-cycles>49</meta:editing-cycles>
    <meta:editing-duration>PT3H3M10S</meta:editing-duration>
    <meta:generator>OpenOffice/4.0.1$Win32 OpenOffice.org_project/401m5$Build-9714</meta:generator>
    <meta:document-statistic meta:table-count="0" meta:image-count="0" meta:object-count="0" meta:page-count="2" meta:paragraph-count="6" meta:word-count="720" meta:character-count="4163"/>
  </office:meta>
</office:document-meta>
</file>